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9A00000018C8EE83517FD9C8F0C.png" manifest:media-type="image/png"/>
  <manifest:file-entry manifest:full-path="Pictures/1000020100000295000002669BADD2AB8879EC6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Devanagari1" svg:font-family="'Lohit Devanagari'"/>
    <style:font-face style:name="Liberation Sans" svg:font-family="'Liberation Sans'" style:font-adornments="Regular" style:font-family-generic="swiss"/>
    <style:font-face style:name="Oswald Light1" svg:font-family="'Oswald Light'" style:font-pitch="variable"/>
    <style:font-face style:name="Liberation Serif" svg:font-family="'Liberation Serif'" style:font-family-generic="roman" style:font-pitch="variable"/>
    <style:font-face style:name="Oswald Light" svg:font-family="'Oswald Ligh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 Light2" svg:font-family="'Oswald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 Light1" fo:font-size="9pt" fo:font-weight="bold" officeooo:rsid="00236fc1" officeooo:paragraph-rsid="00236fc1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swald Light1" fo:font-size="18pt" fo:font-weight="bold" officeooo:rsid="00236fc1" officeooo:paragraph-rsid="00236fc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 fo:padding="0.0201in" fo:border-left="none" fo:border-right="none" fo:border-top="none" fo:border-bottom="0.06pt solid #000000"/>
      <style:text-properties style:font-name="Oswald Light1" fo:font-size="18pt" style:text-underline-style="none" fo:font-weight="bold" officeooo:rsid="00236fc1" officeooo:paragraph-rsid="00236fc1" style:font-size-asian="18pt" style:font-weight-asian="bold" style:font-size-complex="18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5in" svg:y="5.75in" svg:width="3.25in" svg:height="5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3" text:anchor-type="paragraph" svg:y="1.7in" svg:width="2.5in" svg:height="2.3201in" draw:z-index="10"><draw:image xlink:href="Pictures/1000020100000295000002669BADD2AB8879EC6B.png" xlink:type="simple" xlink:show="embed" xlink:actuate="onLoad" draw:mime-type="image/png"/></draw:frame><draw:frame draw:style-name="fr2" draw:name="Image8" text:anchor-type="paragraph" svg:y="0.1in" svg:width="3in" svg:height="0.4799in" draw:z-index="11"><draw:image xlink:href="Pictures/10000201000009A00000018C8EE83517FD9C8F0C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3" text:anchor-type="page" text:anchor-page-number="1" svg:x="1.25in" svg:y="5.75in" svg:width="3.25in" svg:height="5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2" text:anchor-type="paragraph" svg:y="1.7in" svg:width="2.5in" svg:height="2.3201in" draw:z-index="8"><draw:image xlink:href="Pictures/1000020100000295000002669BADD2AB8879EC6B.png" xlink:type="simple" xlink:show="embed" xlink:actuate="onLoad" draw:mime-type="image/png"/></draw:frame><draw:frame draw:style-name="fr2" draw:name="Image7" text:anchor-type="paragraph" svg:y="0.1in" svg:width="3in" svg:height="0.4799in" draw:z-index="9"><draw:image xlink:href="Pictures/10000201000009A00000018C8EE83517FD9C8F0C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2" text:anchor-type="page" text:anchor-page-number="1" svg:x="5in" svg:y="0.25in" svg:width="3.25in" svg:height="5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1" text:anchor-type="paragraph" svg:y="1.7in" svg:width="2.5in" svg:height="2.3201in" draw:z-index="6"><draw:image xlink:href="Pictures/1000020100000295000002669BADD2AB8879EC6B.png" xlink:type="simple" xlink:show="embed" xlink:actuate="onLoad" draw:mime-type="image/png"/></draw:frame><draw:frame draw:style-name="fr2" draw:name="Image5" text:anchor-type="paragraph" svg:y="0.1in" svg:width="3in" svg:height="0.4799in" draw:z-index="7"><draw:image xlink:href="Pictures/10000201000009A00000018C8EE83517FD9C8F0C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1" text:anchor-type="page" text:anchor-page-number="1" svg:x="1.25in" svg:y="0.25in" svg:width="3.25in" svg:height="5in" draw:z-index="0">
        <draw:text-box>
          <text:section text:style-name="Sect1" text:name="MasterLabel">
            <text:p text:style-name="P1"><draw:frame draw:style-name="fr2" draw:name="Image6" text:anchor-type="paragraph" svg:y="1.7in" svg:width="2.5in" svg:height="2.3201in" draw:z-index="4"><draw:image xlink:href="Pictures/1000020100000295000002669BADD2AB8879EC6B.png" xlink:type="simple" xlink:show="embed" xlink:actuate="onLoad" draw:mime-type="image/png"/></draw:frame><draw:frame draw:style-name="fr2" draw:name="Image4" text:anchor-type="paragraph" svg:y="0.1in" svg:width="3in" svg:height="0.4799in" draw:z-index="5"><draw:image xlink:href="Pictures/10000201000009A00000018C8EE83517FD9C8F0C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Webdings" svg:font-family="Webdings" style:font-charset="x-symbol"/>
    <style:font-face style:name="Lohit Devanagari1" svg:font-family="'Lohit Devanagari'"/>
    <style:font-face style:name="Liberation Sans" svg:font-family="'Liberation Sans'" style:font-adornments="Regular" style:font-family-generic="swiss"/>
    <style:font-face style:name="Oswald Light1" svg:font-family="'Oswald Light'" style:font-pitch="variable"/>
    <style:font-face style:name="Liberation Serif" svg:font-family="'Liberation Serif'" style:font-family-generic="roman" style:font-pitch="variable"/>
    <style:font-face style:name="Oswald Light" svg:font-family="'Oswald Ligh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 Light2" svg:font-family="'Oswald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ed_20_List" style:display-name="Bulleted List" style:family="paragraph" style:default-outline-level="">
      <style:paragraph-properties fo:margin-top="0in" fo:margin-bottom="0in" style:contextual-spacing="false">
        <style:tab-stops>
          <style:tab-stop style:position="0.15in"/>
        </style:tab-stops>
      </style:paragraph-properties>
      <style:text-properties style:font-name="Oswald Light" fo:font-family="'Oswald Light'" style:font-family-generic="roman" style:font-pitch="variable" fo:font-weight="normal" style:font-weight-asian="normal" style:font-name-complex="Oswald Light2" style:font-family-complex="'Oswald Light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1.25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6:31:58.414156586</meta:creation-date>
    <dc:date>2021-05-17T08:57:30.454271463</dc:date>
    <meta:editing-duration>P1DT10H32M28S</meta:editing-duration>
    <meta:editing-cycles>5</meta:editing-cycles>
    <meta:generator>LibreOffice/7.1.3.2$Linux_X86_64 LibreOffice_project/10$Build-2</meta:generator>
    <meta:print-date>2021-05-16T20:29:04.442482054</meta:print-date>
    <meta:document-statistic meta:table-count="0" meta:image-count="8" meta:object-count="0" meta:page-count="1" meta:paragraph-count="4" meta:word-count="4" meta:character-count="48" meta:non-whitespace-character-count="48"/>
  </office:meta>
</office:document-meta>
</file>